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9999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7cm" svg:y="8.5cm">
          <text:p text:style-name="P1">Outbound<text:line-break/>Interfa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3cm" draw:transform="rotate (1.5707963267949) translate (23.5cm 13.1cm)">
          <text:p text:style-name="P1">Local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7cm" svg:y="11cm">
          <text:p text:style-name="P1">Privacy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2cm" svg:x="17cm" svg:y="13.5cm">
          <text:p text:style-name="P1">Sensor Regis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19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3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5cm" svg:y="1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879cm" svg:height="0.962cm" svg:x="19.499cm" svg:y="16.4cm">
          <draw:text-box>
            <text:p>Sensor Drivers </text:p>
          </draw:text-box>
        </draw:frame>
        <draw:custom-shape draw:style-name="gr4" draw:text-style-name="P1" draw:layer="layout" svg:width="17.511cm" svg:height="2cm" svg:x="9cm" svg:y="18.5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9cm" svg:y="13.5cm">
          <text:p text:style-name="P1">Seatt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cm" svg:height="4.5cm" svg:x="9cm" svg:y="8.5cm">
          <text:p text:style-name="P1">Open3GMap</text:p>
          <text:p text:style-name="P1">Pickup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511cm" svg:height="2cm" svg:x="9.039cm" svg:y="20.95cm">
          <text:p text:style-name="P1">Hardwar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549cm" svg:x1="11.25cm" svg:y1="8.5cm" svg:x2="19.5cm" svg:y2="8.5cm" draw:start-shape="id1" draw:start-glue-point="0" draw:end-shape="id2" svg:d="m11250 8500v-1050h8250v1050">
          <text:p/>
        </draw:connector>
        <draw:frame draw:style-name="gr6" draw:layer="layout" svg:width="3.36cm" svg:height="0.962cm" svg:x="14.04cm" svg:y="6.538cm">
          <draw:text-box>
            <text:p>XML-RP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5:54:33</meta:creation-date>
    <dc:date>2012-10-04T17:18:09</dc:date>
    <meta:editing-duration>PT16M7S</meta:editing-duration>
    <meta:editing-cycles>3</meta:editing-cycles>
    <meta:generator>LibreOffice/3.4$Unix LibreOffice_project/340m1$Build-203</meta:generator>
    <meta:document-statistic meta:object-count="16"/>
  </office:meta>
</office:document-meta>
</file>